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'm gonna be so mighty clean, so dirty toes beware!</text:p>
      <text:p text:style-name="Standard">Well I've never seen so clean a beast with so shiny hair!<text:line-break/>I'm gonna be the cleanest beast, like no beast was before!<text:line-break/>While brushing hair, my brush got caught.</text:p>
      <text:p text:style-name="Standard">I let out a mighty roar!</text:p>
      <text:p text:style-name="Standard"/>
      <text:p text:style-name="Standard">Oh I just can't wait to be clean!</text:p>
      <text:p text:style-name="Standard"/>
      <text:p text:style-name="Standard">No one saying eww, gross!</text:p>
      <text:p text:style-name="Standard">No one saying look there!<text:line-break/>No one saying oh god!</text:p>
      <text:p text:style-name="Standard">No one giving harsh glares!!!</text:p>
      <text:p text:style-name="Standard"/>
      <text:p text:style-name="Standard">Free to run around all day!<text:line-break/>Free to do it all my way!</text:p>
      <text:p text:style-name="Standard"/>
      <text:p text:style-name="Standard">Oh I just can't wait to be clean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gHaiDen </meta:initial-creator>
    <meta:creation-date>2012-07-11T23:25:13</meta:creation-date>
    <dc:date>2012-07-11T23:42:40</dc:date>
    <dc:creator>ShangHaiDen </dc:creator>
    <meta:editing-duration>PT2M17S</meta:editing-duration>
    <meta:editing-cycles>1</meta:editing-cycles>
    <meta:document-statistic meta:table-count="0" meta:image-count="0" meta:object-count="0" meta:page-count="1" meta:paragraph-count="9" meta:word-count="95" meta:character-count="453" meta:non-whitespace-character-count="367"/>
    <meta:generator>LibreOffice/3.5$Linux_X86_64 LibreOffice_project/350m1$Build-2</meta:generator>
  </office:meta>
</office:document-meta>
</file>